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61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4055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2.6752in"/>
    </style:style>
    <style:style style:name="co16" style:family="table-column">
      <style:table-column-properties fo:break-before="auto" style:column-width="1.1311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0799in"/>
    </style:style>
    <style:style style:name="co19" style:family="table-column">
      <style:table-column-properties fo:break-before="auto" style:column-width="1.265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5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5002" number:language="en" number:country="US">
      <number:number number:decimal-places="2" number:min-integer-digits="1"/>
    </number:number-style>
    <number:time-style style:name="N5040" number:language="en" number:country="US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1.19pt solid #1a1a1a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180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none"/>
    </style:style>
    <style:style style:name="ce9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0.31pt solid #1a1a1a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2" style:family="table-cell" style:parent-style-name="Default">
      <style:table-cell-properties fo:background-color="transparent" fo:padding="0.028in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fo:border-bottom="none" style:diagonal-bl-tr="none" style:diagonal-tl-br="none" fo:background-color="transparent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fo:border-bottom="0.31pt solid #1a1a1a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19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</style:style>
    <style:style style:name="ce23" style:family="table-cell" style:parent-style-name="Default" style:data-style-name="N100">
      <style:table-cell-properties fo:background-color="transparent" fo:padding="0.028in"/>
    </style:style>
    <style:style style:name="ce24" style:family="table-cell" style:parent-style-name="Default" style:data-style-name="N100">
      <style:table-cell-properties fo:padding="0.028in"/>
    </style:style>
    <style:style style:name="ce25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6" style:family="table-cell" style:parent-style-name="Default" style:data-style-name="N179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 style:data-style-name="N17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29" style:family="table-cell" style:parent-style-name="Default" style:data-style-name="N179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0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1" style:family="table-cell" style:parent-style-name="Default" style:data-style-name="N179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2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7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5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6" style:family="table-cell" style:parent-style-name="Default" style:data-style-name="N5122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 style:data-style-name="N512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504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0" style:family="table-cell" style:parent-style-name="Default" style:data-style-name="N5122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1" style:family="table-cell" style:parent-style-name="Default" style:data-style-name="N5122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2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Default" style:data-style-name="N512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 style:data-style-name="N5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5" style:family="table-cell" style:parent-style-name="Default" style:data-style-name="N5122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6" style:family="table-cell" style:parent-style-name="Default" style:data-style-name="N5122">
      <style:table-cell-properties fo:border-bottom="none" style:diagonal-bl-tr="none" style:diagonal-tl-br="none" fo:background-color="transparent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7" style:family="table-cell" style:parent-style-name="Default" style:data-style-name="N512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8" style:family="table-cell" style:parent-style-name="Default" style:data-style-name="N5122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9" style:family="table-cell" style:parent-style-name="Default" style:data-style-name="N5122">
      <style:table-cell-properties fo:border-bottom="1.19pt solid #1a1a1a" style:diagonal-bl-tr="none" style:diagonal-tl-br="none" fo:background-color="transparent" fo:border-left="none" fo:padding="0.028in" fo:border-right="1.19pt solid #1a1a1a" style:rotation-align="none" fo:border-top="1.19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0" style:family="table-cell" style:parent-style-name="Default" style:data-style-name="N500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</style:style>
    <style:style style:name="ce52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3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4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  <style:text-properties style:font-name="Geneva" style:font-name-asian="WenQuanYi Micro Hei" style:font-name-complex="Geneva"/>
    </style:style>
    <style:style style:name="ce55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6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7" style:family="table-cell" style:parent-style-name="Default" style:data-style-name="N5122">
      <style:table-cell-properties style:diagonal-bl-tr="none" style:diagonal-tl-br="none" fo:background-color="transparent" fo:border="none" fo:padding="0.028in" style:rotation-align="none"/>
    </style:style>
    <style:style style:name="ce58" style:family="table-cell" style:parent-style-name="Default" style:data-style-name="N5122">
      <style:table-cell-properties fo:background-color="transparent" fo:padding="0.028in"/>
    </style:style>
    <style:style style:name="ce59" style:family="table-cell" style:parent-style-name="Default" style:data-style-name="N5122">
      <style:table-cell-properties fo:padding="0.028in"/>
    </style:style>
    <style:style style:name="ce60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91pt solid #1a1a1a"/>
    </style:style>
    <style:style style:name="ce61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2" style:family="table-cell" style:parent-style-name="Default" style:data-style-name="N100">
      <style:table-cell-properties fo:border-bottom="0.91pt soli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3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4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0.54pt soli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2" style:family="table-cell" style:parent-style-name="Default" style:data-style-name="N183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3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74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7" style:family="table-cell" style:parent-style-name="Default" style:data-style-name="N183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9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0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4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name-asian="WenQuanYi Micro Hei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7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8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9" style:family="table-cell" style:parent-style-name="Default" style:data-style-name="N511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0" style:family="table-cell" style:parent-style-name="Default" style:data-style-name="N2"/>
    <style:style style:name="ce12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22" style:family="table-cell" style:parent-style-name="Default">
      <style:table-cell-properties fo:padding="0.028in"/>
      <style:text-properties style:font-name="Geneva" style:font-name-asian="WenQuanYi Micro Hei" style:font-name-complex="Geneva"/>
    </style:style>
    <style:style style:name="T1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4"/>
        <table:table-column table:style-name="co3" table:default-cell-style-name="ce34"/>
        <table:table-column table:style-name="co4" table:default-cell-style-name="ce44"/>
        <table:table-column table:style-name="co5" table:default-cell-style-name="ce44"/>
        <table:table-column table:style-name="co4" table:default-cell-style-name="ce5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9" table:number-columns-repeated="242" table:default-cell-style-name="ce13"/>
        <table:table-column table:style-name="co9" table:number-columns-repeated="767" table:default-cell-style-name="Default"/>
        <table:table-row table:style-name="ro1">
          <table:table-cell table:style-name="ce1" table:number-columns-repeated="7"/>
          <table:table-cell table:style-name="ce12" table:number-columns-repeated="8"/>
          <table:table-cell table:number-columns-repeated="1009"/>
        </table:table-row>
        <table:table-row table:style-name="ro2">
          <table:table-cell table:style-name="ce2" office:value-type="string">
            <text:p>Id<text:span text:style-name="T1">(+)</text:span></text:p>
          </table:table-cell>
          <table:table-cell table:style-name="ce14" office:value-type="string">
            <text:p>Behoefte<text:span text:style-name="T1">(+)</text:span></text:p>
          </table:table-cell>
          <table:table-cell table:style-name="ce25"/>
          <table:table-cell table:style-name="ce35" table:number-columns-repeated="2"/>
          <table:table-cell table:style-name="ce46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0" office:value-type="string">
            <text:p>Context:</text:p>
          </table:table-cell>
          <table:table-cell table:style-name="ce63" office:value-type="string" table:number-columns-spanned="4" table:number-rows-spanned="1">
            <text:p>Inleiding Software Engineering</text:p>
          </table:table-cell>
          <table:covered-table-cell table:number-columns-repeated="2" table:style-name="ce68"/>
          <table:covered-table-cell table:style-name="ce73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3"/>
          <table:table-cell table:style-name="ce15" office:value-type="string">
            <text:p>Initialen <text:span text:style-name="T1">(+)</text:span></text:p>
          </table:table-cell>
          <table:table-cell table:style-name="ce26" office:value-type="string">
            <text:p>Datum<text:span text:style-name="T1">(+)</text:span></text:p>
          </table:table-cell>
          <table:table-cell table:style-name="ce36" office:value-type="string">
            <text:p>Van<text:span text:style-name="T1">(+)</text:span></text:p>
          </table:table-cell>
          <table:table-cell table:style-name="ce36" office:value-type="string">
            <text:p>Tot<text:span text:style-name="T1">(+)</text:span></text:p>
          </table:table-cell>
          <table:table-cell table:style-name="ce47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1" office:value-type="string">
            <text:p>Project:</text:p>
          </table:table-cell>
          <table:table-cell table:style-name="ce64" office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69"/>
          <table:covered-table-cell table:style-name="ce74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4"/>
          <table:table-cell table:style-name="ce16"/>
          <table:table-cell table:style-name="ce27"/>
          <table:table-cell table:style-name="ce37" table:number-columns-repeated="2"/>
          <table:table-cell table:style-name="ce48"/>
          <table:table-cell table:style-name="ce4"/>
          <table:table-cell table:style-name="ce12"/>
          <table:table-cell table:style-name="ce61" office:value-type="string">
            <text:p>Documentsoort:</text:p>
          </table:table-cell>
          <table:table-cell table:style-name="ce65" office:value-type="string" table:number-columns-spanned="4" table:number-rows-spanned="1">
            <text:p>Tijdsblad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5" office:value-type="string" table:number-columns-spanned="4" table:number-rows-spanned="1">
            <text:p>1. In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4"/>
          <table:table-cell table:style-name="ce12"/>
          <table:table-cell table:style-name="ce61" office:value-type="string">
            <text:p>Versie:</text:p>
          </table:table-cell>
          <table:table-cell table:style-name="ce65" office:value-type="string" table:number-columns-spanned="4" table:number-rows-spanned="1">
            <text:p>1.0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6" office:value-type="float" office:value="1">
            <text:p>1.0</text:p>
          </table:table-cell>
          <table:table-cell table:style-name="ce18" office:value-type="string" table:number-columns-spanned="4" table:number-rows-spanned="1">
            <text:p>Set-up (Egit + github.com + timesheet)</text:p>
          </table:table-cell>
          <table:covered-table-cell table:number-columns-repeated="3" table:style-name="ce28"/>
          <table:table-cell table:style-name="ce50" table:formula="of:=SUM([.F7:.F9])" office:value-type="float" office:value="3">
            <text:p>3.00</text:p>
          </table:table-cell>
          <table:table-cell table:style-name="ce1"/>
          <table:table-cell table:style-name="ce12"/>
          <table:table-cell table:style-name="ce61" office:value-type="string">
            <text:p>Datum:</text:p>
          </table:table-cell>
          <table:table-cell table:style-name="ce65" office:value-type="string" table:number-columns-spanned="4" table:number-rows-spanned="1">
            <text:p>25 februari 2013</text:p>
          </table:table-cell>
          <table:covered-table-cell table:number-columns-repeated="2" table:style-name="ce70"/>
          <table:covered-table-cell table:style-name="ce75"/>
          <table:table-cell table:style-name="ce1" table:number-columns-repeated="2"/>
          <table:table-cell table:style-name="ce79" table:number-columns-repeated="1009"/>
        </table:table-row>
        <table:table-row table:style-name="ro2">
          <table:table-cell table:style-name="ce7"/>
          <table:table-cell table:style-name="ce19" office:value-type="string">
            <text:p>KDM + TR</text:p>
          </table:table-cell>
          <table:table-cell table:style-name="ce29" office:value-type="date" office:date-value="2013-02-25">
            <text:p>25-Feb</text:p>
          </table:table-cell>
          <table:table-cell table:style-name="ce38" office:value-type="time" office:time-value="PT20H30M00S">
            <text:p>20:30</text:p>
          </table:table-cell>
          <table:table-cell table:style-name="ce38" office:value-type="time" office:time-value="PT23H30M00S">
            <text:p>23:30</text:p>
          </table:table-cell>
          <table:table-cell table:style-name="ce51" table:formula="of:=INT([Sheet3.A1])*24+HOUR([Sheet3.A1])+ROUND(MINUTE([Sheet3.A1])/60;2)" office:value-type="float" office:value="3">
            <text:p>3.00</text:p>
          </table:table-cell>
          <table:table-cell table:style-name="ce12" table:number-columns-repeated="2"/>
          <table:table-cell table:style-name="ce61" office:value-type="string">
            <text:p>Auteur:</text:p>
          </table:table-cell>
          <table:table-cell table:style-name="ce66" office:value-type="string" table:number-columns-spanned="4" table:number-rows-spanned="1">
            <text:p>Kristof De Middelaer &amp; Tom Roels</text:p>
          </table:table-cell>
          <table:covered-table-cell table:number-columns-repeated="2" table:style-name="ce71"/>
          <table:covered-table-cell table:style-name="ce76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2" table:formula="of:=INT([Sheet3.A2])*24+HOUR([Sheet3.A2])+ROUND(MINUTE([Sheet3.A2])/60;2)" office:value-type="float" office:value="0">
            <text:p>0.00</text:p>
          </table:table-cell>
          <table:table-cell table:style-name="ce12" table:number-columns-repeated="2"/>
          <table:table-cell table:style-name="ce61" office:value-type="string">
            <text:p>Status:</text:p>
          </table:table-cell>
          <table:table-cell table:style-name="ce65" office:value-type="string" table:number-columns-spanned="4" table:number-rows-spanned="1">
            <text:p>In Progress</text:p>
          </table:table-cell>
          <table:covered-table-cell table:number-columns-repeated="2" table:style-name="ce70"/>
          <table:covered-table-cell table:style-name="ce75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3" table:formula="of:=INT([Sheet3.A3])*24+HOUR([Sheet3.A3])+ROUND(MINUTE([Sheet3.A3])/60;2)" office:value-type="float" office:value="0">
            <text:p>0.00</text:p>
          </table:table-cell>
          <table:table-cell table:style-name="ce12" table:number-columns-repeated="2"/>
          <table:table-cell table:style-name="ce62" office:value-type="string">
            <text:p>Total Hours:</text:p>
          </table:table-cell>
          <table:table-cell table:style-name="ce67" table:formula="of:=[.F6]+[.F10]+[.F18]+[.F26]+[.F32]+[.F38]+[.F44]" office:value-type="float" office:value="3" table:number-columns-spanned="4" table:number-rows-spanned="1">
            <text:p>3.00</text:p>
          </table:table-cell>
          <table:covered-table-cell table:number-columns-repeated="2" table:style-name="ce72"/>
          <table:covered-table-cell table:style-name="ce77"/>
          <table:table-cell table:style-name="ce12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1.1</text:p>
          </table:table-cell>
          <table:table-cell table:style-name="ce18" office:value-type="string" table:number-columns-spanned="4" table:number-rows-spanned="1">
            <text:p>Stad inlezen</text:p>
          </table:table-cell>
          <table:covered-table-cell table:number-columns-repeated="3" table:style-name="ce28"/>
          <table:table-cell table:style-name="ce50" table:formula="of:=SUM([.F11:.F15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5])*24+HOUR([Sheet3.A5])+ROUND(MINUTE([Sheet3.A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6])*24+HOUR([Sheet3.A6])+ROUND(MINUTE([Sheet3.A6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7])*24+HOUR([Sheet3.A7])+ROUND(MINUTE([Sheet3.A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8])*24+HOUR([Sheet3.A8])+ROUND(MINUTE([Sheet3.A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9])*24+HOUR([Sheet3.A9])+ROUND(MINUTE([Sheet3.A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1"/>
          <table:table-cell table:style-name="ce22"/>
          <table:table-cell table:style-name="ce32"/>
          <table:table-cell table:style-name="ce42" table:number-columns-repeated="2"/>
          <table:table-cell table:style-name="ce57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2. Uit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2.1</text:p>
          </table:table-cell>
          <table:table-cell table:style-name="ce18" office:value-type="string" table:number-columns-spanned="4" table:number-rows-spanned="1">
            <text:p>Simpele uitvoer</text:p>
          </table:table-cell>
          <table:covered-table-cell table:number-columns-repeated="3" table:style-name="ce28"/>
          <table:table-cell table:style-name="ce50" table:formula="of:=SUM([.F19:.F2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1])*24+HOUR([Sheet3.A11])+ROUND(MINUTE([Sheet3.A1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2])*24+HOUR([Sheet3.A12])+ROUND(MINUTE([Sheet3.A1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3])*24+HOUR([Sheet3.A13])+ROUND(MINUTE([Sheet3.A1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4])*24+HOUR([Sheet3.A14])+ROUND(MINUTE([Sheet3.A1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15])*24+HOUR([Sheet3.A15])+ROUND(MINUTE([Sheet3.A1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12" table:number-columns-repeated="10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3. Simulatie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1</text:p>
          </table:table-cell>
          <table:table-cell table:style-name="ce18" office:value-type="string" table:number-columns-spanned="4" table:number-rows-spanned="1">
            <text:p>Brand breekt uit</text:p>
          </table:table-cell>
          <table:covered-table-cell table:number-columns-repeated="3" table:style-name="ce28"/>
          <table:table-cell table:style-name="ce50" table:formula="of:=SUM([.F27:.F31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7])*24+HOUR([Sheet3.A17])+ROUND(MINUTE([Sheet3.A1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8])*24+HOUR([Sheet3.A18])+ROUND(MINUTE([Sheet3.A1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9])*24+HOUR([Sheet3.A19])+ROUND(MINUTE([Sheet3.A1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0])*24+HOUR([Sheet3.A20])+ROUND(MINUTE([Sheet3.A2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1])*24+HOUR([Sheet3.A21])+ROUND(MINUTE([Sheet3.A2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2</text:p>
          </table:table-cell>
          <table:table-cell table:style-name="ce18" office:value-type="string" table:number-columns-spanned="4" table:number-rows-spanned="1">
            <text:p>Brandweerwagen rijdt</text:p>
          </table:table-cell>
          <table:covered-table-cell table:number-columns-repeated="3" table:style-name="ce28"/>
          <table:table-cell table:style-name="ce50" table:formula="of:=SUM([.F33:.F37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3])*24+HOUR([Sheet3.A23])+ROUND(MINUTE([Sheet3.A2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4])*24+HOUR([Sheet3.A24])+ROUND(MINUTE([Sheet3.A2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5])*24+HOUR([Sheet3.A25])+ROUND(MINUTE([Sheet3.A2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6])*24+HOUR([Sheet3.A26])+ROUND(MINUTE([Sheet3.A26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7])*24+HOUR([Sheet3.A27])+ROUND(MINUTE([Sheet3.A2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3</text:p>
          </table:table-cell>
          <table:table-cell table:style-name="ce18" office:value-type="string" table:number-columns-spanned="4" table:number-rows-spanned="1">
            <text:p>Brandweerwagen blust vuur</text:p>
          </table:table-cell>
          <table:covered-table-cell table:number-columns-repeated="3" table:style-name="ce28"/>
          <table:table-cell table:style-name="ce50" table:formula="of:=SUM([.F39:.F4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9])*24+HOUR([Sheet3.A29])+ROUND(MINUTE([Sheet3.A2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0])*24+HOUR([Sheet3.A30])+ROUND(MINUTE([Sheet3.A3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1])*24+HOUR([Sheet3.A31])+ROUND(MINUTE([Sheet3.A3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2])*24+HOUR([Sheet3.A32])+ROUND(MINUTE([Sheet3.A3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33])*24+HOUR([Sheet3.A33])+ROUND(MINUTE([Sheet3.A3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4</text:p>
          </table:table-cell>
          <table:table-cell table:style-name="ce18" office:value-type="string" table:number-columns-spanned="4" table:number-rows-spanned="1">
            <text:p>Scenario uitvoeren</text:p>
          </table:table-cell>
          <table:covered-table-cell table:number-columns-repeated="3" table:style-name="ce28"/>
          <table:table-cell table:style-name="ce50" table:formula="of:=SUM([.F45:.F49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35])*24+HOUR([Sheet3.A35])+ROUND(MINUTE([Sheet3.A3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6]-[.D46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[.E47]-[.D47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8]-[.D48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[.E49]-[.D49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 table:number-rows-repeated="2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58"/>
          <table:table-cell table:style-name="ce12" table:number-columns-repeated="9"/>
          <table:table-cell table:number-columns-repeated="100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9" table:default-cell-style-name="ce13"/>
        <table:table-column table:style-name="co19" table:default-cell-style-name="ce13"/>
        <table:table-column table:style-name="co9" table:number-columns-repeated="250" table:default-cell-style-name="ce13"/>
        <table:table-column table:style-name="co9" table:number-columns-repeated="767" table:default-cell-style-name="Default"/>
        <table:table-row table:style-name="ro2">
          <table:table-cell table:style-name="ce80" office:value-type="string">
            <text:p>Context:</text:p>
          </table:table-cell>
          <table:table-cell table:style-name="ce90" office:value-type="string">
            <text:p>Inleiding Software Engineering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Project:</text:p>
          </table:table-cell>
          <table:table-cell table:style-name="ce91" office:value-type="string">
            <text:p>Project BA1 informatica <text:span text:style-name="T2">(*)</text:span>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ocumentsoort:</text:p>
          </table:table-cell>
          <table:table-cell table:style-name="ce91" office:value-type="string">
            <text:p>Plan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Versie:</text:p>
          </table:table-cell>
          <table:table-cell table:style-name="ce91" office:value-type="string">
            <text:p>1.0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atum:</text:p>
          </table:table-cell>
          <table:table-cell table:style-name="ce91" office:value-type="string">
            <text:p>27 februari 2013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Auteur:</text:p>
          </table:table-cell>
          <table:table-cell table:style-name="ce91" office:value-type="string">
            <text:p>Kristof De Middelaer &amp; Tom Roel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2" office:value-type="string">
            <text:p>Status:</text:p>
          </table:table-cell>
          <table:table-cell table:style-name="ce92" office:value-type="string">
            <text:p>In progres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3"/>
          <table:table-cell table:style-name="ce93" table:number-columns-repeated="6"/>
          <table:table-cell table:number-columns-repeated="1017"/>
        </table:table-row>
        <table:table-row table:style-name="ro2">
          <table:table-cell table:style-name="ce84"/>
          <table:table-cell table:style-name="ce94" office:value-type="string">
            <text:p>Totaal tijdsbudget<text:span text:style-name="T2">(*)</text:span></text:p>
          </table:table-cell>
          <table:table-cell table:style-name="ce100" office:value-type="float" office:value="240">
            <text:p>24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pendeerd<text:span text:style-name="T2">(*)</text:span></text:p>
          </table:table-cell>
          <table:table-cell table:style-name="ce101" table:formula="of:=INT([.G25])" office:value-type="float" office:value="3">
            <text:p>3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0<text:span text:style-name="T2">(*)</text:span></text:p>
          </table:table-cell>
          <table:table-cell table:style-name="ce101" table:formula="of:=SUM([.F30:.F33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1<text:span text:style-name="T2">(*)</text:span></text:p>
          </table:table-cell>
          <table:table-cell table:style-name="ce101" table:formula="of:=SUM([.F37:.F40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1">
          <table:table-cell table:style-name="ce84"/>
          <table:table-cell table:style-name="ce96" office:value-type="string">
            <text:p>SALDO</text:p>
          </table:table-cell>
          <table:table-cell table:style-name="ce102" table:formula="of:=[.C9]-[.C10]-[.C11]-[.C12]" office:value-type="float" office:value="237">
            <text:p>237.00</text:p>
          </table:table-cell>
          <table:table-cell table:style-name="Default"/>
          <table:table-cell table:style-name="ce105"/>
          <table:table-cell table:style-name="ce113"/>
          <table:table-cell table:style-name="ce118"/>
          <table:table-cell table:number-columns-repeated="1017"/>
        </table:table-row>
        <table:table-row table:style-name="ro1">
          <table:table-cell table:style-name="ce83"/>
          <table:table-cell table:style-name="ce89" table:number-columns-repeated="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4" office:value-type="string" table:number-columns-spanned="2" table:number-rows-spanned="1">
            <text:p>TIJD</text:p>
          </table:table-cell>
          <table:covered-table-cell table:style-name="ce119"/>
          <table:table-cell table:number-columns-repeated="1017"/>
        </table:table-row>
        <table:table-row table:style-name="ro2">
          <table:table-cell table:style-name="ce86" office:value-type="string">
            <text:p>Behoefte Id<text:span text:style-name="T1">(+)</text:span></text:p>
          </table:table-cell>
          <table:table-cell table:style-name="ce86" office:value-type="string">
            <text:p>Behoefte <text:span text:style-name="T1">(+)</text:span></text:p>
          </table:table-cell>
          <table:table-cell table:style-name="ce103" office:value-type="string">
            <text:p>Prioriteit<text:span text:style-name="T1">(+)</text:span></text:p>
          </table:table-cell>
          <table:table-cell table:style-name="ce107" office:value-type="string">
            <text:p>oplevering <text:span text:style-name="T1">(+)</text:span></text:p>
          </table:table-cell>
          <table:table-cell table:style-name="ce107" office:value-type="string">
            <text:p>#stappen <text:span text:style-name="T1">(+)</text:span></text:p>
          </table:table-cell>
          <table:table-cell table:style-name="ce115" office:value-type="string">
            <text:p>geschat<text:span text:style-name="T1">(+)</text:span></text:p>
          </table:table-cell>
          <table:table-cell table:style-name="ce115" office:value-type="string">
            <text:p>gespendeerd<text:span text:style-name="T1">(+)</text:span></text:p>
          </table:table-cell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GELEVERD 1.0</text:p>
          </table:table-cell>
          <table:covered-table-cell table:style-name="ce89"/>
          <table:table-cell table:style-name="ce89" table:number-columns-repeated="5"/>
          <table:table-cell table:number-columns-repeated="1017"/>
        </table:table-row>
        <table:table-row table:style-name="ro2">
          <table:table-cell table:style-name="ce88" office:value-type="string">
            <text:p>1.0</text:p>
          </table:table-cell>
          <table:table-cell table:style-name="ce97" office:value-type="string">
            <text:p>Set-up (Egit + github.com + timesheet)</text:p>
          </table:table-cell>
          <table:table-cell table:style-name="ce104" office:value-type="string">
            <text:p>nuttig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2">
            <text:p>12</text:p>
          </table:table-cell>
          <table:table-cell table:style-name="ce99" office:value-type="string">
            <text:p>nihil</text:p>
          </table:table-cell>
          <table:table-cell table:style-name="ce120" table:formula="of:=([Sheet1.F6])" office:value-type="float" office:value="3">
            <text:p>3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1.1</text:p>
          </table:table-cell>
          <table:table-cell table:style-name="ce97" office:value-type="string">
            <text:p>Stad inlezen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3">
            <text:p>13</text:p>
          </table:table-cell>
          <table:table-cell table:style-name="ce99" office:value-type="string">
            <text:p>nihil</text:p>
          </table:table-cell>
          <table:table-cell table:style-name="ce120" table:formula="of:=([Sheet1.F10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2.1</text:p>
          </table:table-cell>
          <table:table-cell table:style-name="ce97" office:value-type="string">
            <text:p>Simpele uitvoe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4">
            <text:p>14</text:p>
          </table:table-cell>
          <table:table-cell table:style-name="ce99" office:value-type="string">
            <text:p>nihil</text:p>
          </table:table-cell>
          <table:table-cell table:style-name="ce120" table:formula="of:=([Sheet1.F1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1</text:p>
          </table:table-cell>
          <table:table-cell table:style-name="ce97" office:value-type="string">
            <text:p>Brand breekt uit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5">
            <text:p>15</text:p>
          </table:table-cell>
          <table:table-cell table:style-name="ce99" office:value-type="string">
            <text:p>nihil</text:p>
          </table:table-cell>
          <table:table-cell table:style-name="ce120" table:formula="of:=([Sheet1.F26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2</text:p>
          </table:table-cell>
          <table:table-cell table:style-name="ce97" office:value-type="string">
            <text:p>Brandweerwagen rijdt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6">
            <text:p>16</text:p>
          </table:table-cell>
          <table:table-cell table:style-name="ce99" office:value-type="string">
            <text:p>nihil</text:p>
          </table:table-cell>
          <table:table-cell table:style-name="ce120" table:formula="of:=([Sheet1.F32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3</text:p>
          </table:table-cell>
          <table:table-cell table:style-name="ce97" office:value-type="string">
            <text:p>Brandweerwagen blust vuu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7">
            <text:p>17</text:p>
          </table:table-cell>
          <table:table-cell table:style-name="ce99" office:value-type="string">
            <text:p>nihil</text:p>
          </table:table-cell>
          <table:table-cell table:style-name="ce120" table:formula="of:=([Sheet1.F3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4</text:p>
          </table:table-cell>
          <table:table-cell table:style-name="ce97" office:value-type="string">
            <text:p>Scenario uitvoeren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8">
            <text:p>18</text:p>
          </table:table-cell>
          <table:table-cell table:style-name="ce99" office:value-type="string">
            <text:p>nihil</text:p>
          </table:table-cell>
          <table:table-cell table:style-name="ce120" table:formula="of:=([Sheet1.F44])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110" table:formula="of:=SUM([.E18:.E24])" office:value-type="float" office:value="105">
            <text:p>105</text:p>
          </table:table-cell>
          <table:table-cell table:style-name="ce99"/>
          <table:table-cell table:style-name="ce121" table:formula="of:=SUM([.G18:.G24])" office:value-type="float" office:value="3">
            <text:p>3.0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99" table:number-columns-repeated="2"/>
          <table:table-cell table:style-name="ce116"/>
          <table:table-cell table:number-columns-repeated="1017"/>
        </table:table-row>
        <table:table-row table:style-name="ro2">
          <table:table-cell table:style-name="ce85"/>
          <table:table-cell table:style-name="ce99" office:value-type="string">
            <text:p>sum(Gespendeerd) / <text:s/>sum(# Stappen)</text:p>
          </table:table-cell>
          <table:table-cell table:style-name="ce99"/>
          <table:table-cell table:style-name="ce99" office:value-type="string">
            <text:p>m =</text:p>
          </table:table-cell>
          <table:table-cell table:style-name="ce111" table:formula="of:=([.C10])/([.E25])" office:value-type="float" office:value="0.0285714285714286">
            <text:p>0.03</text:p>
          </table:table-cell>
          <table:table-cell table:style-name="Default"/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0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5"/>
          <table:table-cell table:number-columns-repeated="1017"/>
        </table:table-row>
        <table:table-row table:style-name="ro2">
          <table:table-cell table:style-name="ce89" office:value-type="float" office:value="1.2">
            <text:p>1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verplicht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0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4">
            <text:p>1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1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5">
            <text:p>1.5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2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2">
            <text:p>2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3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0:.F33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1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3">
            <text:p>1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7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6">
            <text:p>1.6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8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3">
            <text:p>2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9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9" office:value-type="float" office:value="2.4">
            <text:p>2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40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7:.F40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5"/>
          <table:table-cell table:style-name="ce116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6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">
          <table:table-cell table:formula="of:=([Sheet1.E7] - [Sheet1.D7])" office:value-type="time" office:time-value="PT03H00M00S">
            <text:p>03:00:00 AM</text:p>
          </table:table-cell>
          <table:table-cell table:number-columns-repeated="1023"/>
        </table:table-row>
        <table:table-row table:style-name="ro1">
          <table:table-cell table:formula="of:=([Sheet1.E8] - [Sheet1.D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9] - [Sheet1.D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1] - [Sheet1.D1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2] - [Sheet1.D1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3] - [Sheet1.D13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4] - [Sheet1.D1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5] - [Sheet1.D1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9]-[Sheet1.D1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0]-[Sheet1.D2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1]-[Sheet1.D2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2]-[Sheet1.D2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3]-[Sheet1.D2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27]-[Sheet1.D2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8]-[Sheet1.D2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9]-[Sheet1.D2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0]-[Sheet1.D3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1]-[Sheet1.D31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3]-[Sheet1.D33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4]-[Sheet1.D3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5]-[Sheet1.D3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6]-[Sheet1.D3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7]-[Sheet1.D37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9]-[Sheet1.D3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0]-[Sheet1.D4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1]-[Sheet1.D4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2]-[Sheet1.D4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3]-[Sheet1.D4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22" table:formula="of:=([Sheet1.E45]-[Sheet1.D4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6]-[Sheet1.D4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7]-[Sheet1.D4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8]-[Sheet1.D4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9]-[Sheet1.D49])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  <table:named-range table:name="m" table:base-cell-address="$Sheet1.$A$1" table:cell-range-address="$Sheet2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€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€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€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€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 € -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 € -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€</number:text>
      <number:number number:decimal-places="0" number:min-integer-digits="1" number:grouping="true"/>
      <number:text> </number:text>
    </number:number-style>
    <number:number-style style:name="N144">
      <number:text>(€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€</number:text>
      <number:number number:decimal-places="2" number:min-integer-digits="1" number:grouping="true"/>
      <number:text> </number:text>
    </number:number-style>
    <number:number-style style:name="N147">
      <number:text>(€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€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€</number:text>
      <number:number number:decimal-places="0" number:min-integer-digits="1" number:grouping="true"/>
      <number:text> </number:text>
    </number:number-style>
    <number:number-style style:name="N152P1" style:volatile="true">
      <number:text> €(</number:text>
      <number:number number:decimal-places="0" number:min-integer-digits="1" number:grouping="true"/>
      <number:text>)</number:text>
    </number:number-style>
    <number:number-style style:name="N152P2" style:volatile="true">
      <number:text> €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integer-digits="1" number:grouping="true"/>
      <number:text> </number:text>
    </number:number-style>
    <number:number-style style:name="N158P1" style:volatile="true">
      <number:text> €(</number:text>
      <number:number number:decimal-places="2" number:min-integer-digits="1" number:grouping="true"/>
      <number:text>)</number:text>
    </number:number-style>
    <number:number-style style:name="N158P2" style:volatile="true">
      <number:text> €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-$</number:text>
      <number:number number:decimal-places="0" number:min-integer-digits="1" number:grouping="true"/>
      <number:text> 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-</number:text>
      <number:month number:textual="true"/>
    </number:date-style>
    <number:number-style style:name="N180">
      <number:number number:decimal-places="1" number:min-integer-digits="1"/>
    </number:number-style>
    <number:time-style style:name="N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3P0" style:volatile="true">
      <number:hours/>
      <number:text>:</number:text>
      <number:minutes number:style="long"/>
    </number:time-style>
    <number:text-style style:name="N183">
      <number:text-content/>
      <style:map style:condition="value()&gt;=0" style:apply-style-name="N183P0"/>
    </number:text-style>
    <number:number-style style:name="N185P0" style:volatile="true">
      <number:number number:decimal-places="2" number:min-integer-digits="1"/>
      <number:text> </number:text>
    </number:number-style>
    <number:number-style style:name="N185">
      <style:text-properties fo:color="#ff0000"/>
      <number:text>-</number:text>
      <number:number number:decimal-places="2" number:min-integer-digits="1"/>
      <number:text> </number:text>
      <style:map style:condition="value()&gt;=0" style:apply-style-name="N185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" number:language="en" number:country="US">
      <number:number number:decimal-places="0" number:min-integer-digits="3">
        <number:embedded-text number:position="2">:</number:embedded-text>
      </number:number>
    </number:number-style>
    <style:style style:name="Default" style:family="table-cell">
      <style:table-cell-properties fo:padding="0.028in" style:rotation-align="none"/>
      <style:text-properties style:font-name="Geneva" fo:font-size="9pt" style:font-name-asian="WenQuanYi Micro Hei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 style:data-style-name="N2" text:time-value="0000-00-00T16:44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creator>Kristof </dc:creator>
    <dc:date>2013-02-26T16:47:14</dc:date>
    <meta:print-date>2011-02-08T15:09:06</meta:print-date>
    <meta:generator>LibreOffice/3.6$Linux_x86 LibreOffice_project/360m1$Build-2</meta:generator>
    <meta:editing-duration>PT1M31S</meta:editing-duration>
    <meta:editing-cycles>4</meta:editing-cycles>
    <meta:document-statistic meta:table-count="3" meta:cell-count="325" meta:object-count="0"/>
  </office:meta>
</office:document-meta>
</file>